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bde7f"/>
    </style:style>
    <style:style style:name="P2" style:family="paragraph" style:parent-style-name="Heading_20_3">
      <style:text-properties officeooo:paragraph-rsid="001dc406"/>
    </style:style>
    <style:style style:name="P3" style:family="paragraph" style:parent-style-name="Standard">
      <style:text-properties officeooo:rsid="0018cb01"/>
    </style:style>
    <style:style style:name="P4" style:family="paragraph" style:parent-style-name="Standard">
      <style:text-properties officeooo:rsid="0018cb01" officeooo:paragraph-rsid="0018cb01"/>
    </style:style>
    <style:style style:name="P5" style:family="paragraph" style:parent-style-name="Standard">
      <style:text-properties fo:font-size="12pt" officeooo:rsid="0018cb01" officeooo:paragraph-rsid="0018cb01" style:font-size-asian="10.5pt" style:font-size-complex="12pt"/>
    </style:style>
    <style:style style:name="P6" style:family="paragraph" style:parent-style-name="Standard">
      <style:text-properties fo:font-size="12pt" officeooo:rsid="0018cb01" officeooo:paragraph-rsid="001915ea" style:font-size-asian="10.5pt" style:font-size-complex="12pt"/>
    </style:style>
    <style:style style:name="P7" style:family="paragraph" style:parent-style-name="Standard">
      <style:text-properties fo:font-size="12pt" officeooo:rsid="0018cb01" officeooo:paragraph-rsid="001af580" style:font-size-asian="10.5pt" style:font-size-complex="12pt"/>
    </style:style>
    <style:style style:name="P8" style:family="paragraph" style:parent-style-name="Standard">
      <style:text-properties fo:font-size="12pt" officeooo:rsid="001af580" officeooo:paragraph-rsid="001af580" style:font-size-asian="10.5pt" style:font-size-complex="12pt"/>
    </style:style>
    <style:style style:name="P9" style:family="paragraph" style:parent-style-name="Standard">
      <style:text-properties fo:font-size="12pt" officeooo:rsid="001b7480" officeooo:paragraph-rsid="001b7480" style:font-size-asian="10.5pt" style:font-size-complex="12pt"/>
    </style:style>
    <style:style style:name="P10" style:family="paragraph" style:parent-style-name="Standard">
      <style:text-properties fo:font-size="12pt" officeooo:rsid="001c18b6" officeooo:paragraph-rsid="001c18b6" style:font-size-asian="12pt" style:font-size-complex="12pt"/>
    </style:style>
    <style:style style:name="P11" style:family="paragraph" style:parent-style-name="Standard">
      <style:text-properties officeooo:paragraph-rsid="001b7480"/>
    </style:style>
    <style:style style:name="P12" style:family="paragraph" style:parent-style-name="Standard">
      <style:text-properties officeooo:rsid="001bde7f" officeooo:paragraph-rsid="001bde7f"/>
    </style:style>
    <style:style style:name="P13" style:family="paragraph" style:parent-style-name="Standard">
      <style:text-properties officeooo:paragraph-rsid="001bde7f"/>
    </style:style>
    <style:style style:name="P14" style:family="paragraph" style:parent-style-name="Standard">
      <style:text-properties officeooo:paragraph-rsid="001c18b6"/>
    </style:style>
    <style:style style:name="P15" style:family="paragraph" style:parent-style-name="Standard">
      <style:text-properties officeooo:rsid="001c18b6" officeooo:paragraph-rsid="001c18b6"/>
    </style:style>
    <style:style style:name="P16" style:family="paragraph" style:parent-style-name="Standard">
      <style:text-properties officeooo:rsid="001c49c4" officeooo:paragraph-rsid="001c49c4"/>
    </style:style>
    <style:style style:name="P17" style:family="paragraph" style:parent-style-name="Standard">
      <style:text-properties officeooo:rsid="001dc406" officeooo:paragraph-rsid="001dc406"/>
    </style:style>
    <style:style style:name="P18" style:family="paragraph" style:parent-style-name="Standard">
      <style:text-properties officeooo:paragraph-rsid="001dc406"/>
    </style:style>
    <style:style style:name="P19" style:family="paragraph" style:parent-style-name="Standard">
      <style:text-properties officeooo:rsid="002033d6" officeooo:paragraph-rsid="002033d6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T1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aa0f8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style:text-underline-style="none" fo:font-weight="normal" officeooo:rsid="001c18b6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202124" loext:opacity="100%" style:font-name="arial" fo:font-size="12pt" fo:letter-spacing="normal" fo:font-style="normal" style:text-underline-style="none" fo:font-weight="normal" officeooo:rsid="001c49c4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02124" loext:opacity="100%" fo:font-size="12pt" fo:letter-spacing="normal" style:text-underline-style="none" fo:font-weight="normal" officeooo:rsid="001c18b6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b7480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bde7f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c18b6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c49c4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dc406" style:font-size-asian="10.5pt" style:font-weight-asian="normal" style:font-size-complex="12pt" style:font-weight-complex="normal"/>
    </style:style>
    <style:style style:name="T14" style:family="text">
      <style:text-properties officeooo:rsid="001dc659"/>
    </style:style>
    <style:style style:name="T15" style:family="text">
      <style:text-properties officeooo:rsid="001f683d"/>
    </style:style>
    <style:style style:name="T16" style:family="text">
      <style:text-properties officeooo:rsid="002033d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ek 9 – Activity 2 <text:s text:c="3"/>**** <text:span text:style-name="T3">Activity 1 on VM ****</text:span></text:p>
      <text:p text:style-name="P3"/>
      <text:p text:style-name="P4">1)</text:p>
      <text:p text:style-name="P4"/>
      <text:p text:style-name="P4">All 5 emails -</text:p>
      <text:p text:style-name="P4"><text:span text:style-name="T1">Delivered-To: </text:span><text:a xlink:type="simple" xlink:href="mailto:juliejones@acme.com" text:style-name="Internet_20_link" text:visited-style-name="Visited_20_Internet_20_Link">juliejones@acme.com</text:a></text:p>
      <text:p text:style-name="P4"><text:span text:style-name="T1"/></text:p>
      <text:p text:style-name="P4"><text:span text:style-name="T1"/></text:p>
      <text:p text:style-name="P5"><text:span text:style-name="T2">2)</text:span></text:p>
      <text:p text:style-name="P5"><text:span text:style-name="T2"/></text:p>
      <text:p text:style-name="P5"><text:span text:style-name="T2">1) <text:s/></text:span><text:span text:style-name="T1">Return-Path: &lt;</text:span><text:a xlink:type="simple" xlink:href="mailto:jonathanthomas@microsoft.com" text:style-name="Internet_20_link" text:visited-style-name="Visited_20_Internet_20_Link">jonathanthomas@microsoft.com</text:a><text:span text:style-name="T1">&gt;</text:span></text:p>
      <text:p text:style-name="P5"><text:span text:style-name="T2">2) </text:span><text:span text:style-name="T1">Return-Path: &lt;</text:span><text:a xlink:type="simple" xlink:href="mailto:xzvvvret34344@yahoo.com" text:style-name="Internet_20_link" text:visited-style-name="Visited_20_Internet_20_Link">xzvvvret34344@yahoo.com</text:a><text:span text:style-name="T1">&gt;</text:span></text:p>
      <text:p text:style-name="P5"><text:span text:style-name="T2">3) </text:span><text:span text:style-name="T1">Return-Path: &lt;</text:span><text:a xlink:type="simple" xlink:href="mailto:timmytom@widgets.com" text:style-name="Internet_20_link" text:visited-style-name="Visited_20_Internet_20_Link">timmytom@widgets.com</text:a><text:span text:style-name="T1">&gt;</text:span></text:p>
      <text:p text:style-name="P5"><text:span text:style-name="T2">4) </text:span><text:span text:style-name="T1">Return-Path: &lt;</text:span><text:a xlink:type="simple" xlink:href="mailto:return@irs.org" text:style-name="Internet_20_link" text:visited-style-name="Visited_20_Internet_20_Link">return@irs.org</text:a><text:span text:style-name="T1">&gt;</text:span></text:p>
      <text:p text:style-name="P5"><text:span text:style-name="T2">5) </text:span><text:span text:style-name="T1">Return-Path: &lt;</text:span><text:a xlink:type="simple" xlink:href="mailto:billybob@companyA.com" text:style-name="Internet_20_link" text:visited-style-name="Visited_20_Internet_20_Link">billybob@companyA.com</text:a><text:span text:style-name="T1">&gt;</text:span></text:p>
      <text:p text:style-name="P5"><text:span text:style-name="T1"/></text:p>
      <text:p text:style-name="P5"><text:span text:style-name="T1"/></text:p>
      <text:p text:style-name="P5"><text:span text:style-name="T2">3)</text:span></text:p>
      <text:p text:style-name="P5"><text:span text:style-name="T2"/></text:p>
      <text:p text:style-name="P5"><text:span text:style-name="T2">1) </text:span><text:span text:style-name="T1">Received-SPF: pass (google.com: domain of </text:span><text:bookmark-start text:name="__DdeLink__788_3923260877"/><text:span text:style-name="T1">jonathanthomas@microsoft.com</text:span><text:bookmark-end text:name="__DdeLink__788_3923260877"/><text:span text:style-name="T1"> designates 40.76.4.15 as permitted sender) client-ip=40.76.4.15;</text:span></text:p>
      <text:p text:style-name="P5"><text:span text:style-name="T2">2) </text:span><text:span text:style-name="T1">Received-SPF: pass (google.com: domain of xzvvvret34344@yahoo.com designates 74.6.130.41 as permitted sender) client-ip=74.6.130.41;</text:span></text:p>
      <text:p text:style-name="P5"><text:span text:style-name="T2">3) </text:span><text:span text:style-name="T1">Received-SPF: fail (google.com: domain of timmytom@widgets.com does not designate 34.86.130.49 as permitted sender) client-ip=34.86.130.49 ;</text:span></text:p>
      <text:p text:style-name="P5"><text:span text:style-name="T2">4) </text:span><text:span text:style-name="T1">Received-SPF: fail (google.com: domain of return@irs.org does not designate 64.71.74.115 as permitted sender) client-ip=64.71.74.115;</text:span></text:p>
      <text:p text:style-name="P7"><text:span text:style-name="T2">5) </text:span><text:span text:style-name="T1">Received-SPF: pass (domain of companyA.com designates 209.85.210.51 as permitted sender)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2">4)</text:span></text:p>
      <text:p text:style-name="P5"><text:span text:style-name="T2"/></text:p>
      <text:p text:style-name="P5"><text:span text:style-name="T2">1) </text:span><text:span text:style-name="T1">Message-ID: &lt;</text:span><text:a xlink:type="simple" xlink:href="mailto:1689837351.2998569.1568044304435@mail.microsoft.com" text:style-name="Internet_20_link" text:visited-style-name="Visited_20_Internet_20_Link">1689837351.2998569.1568044304435@mail.microsoft.com</text:a><text:span text:style-name="T1">&gt;</text:span></text:p>
      <text:p text:style-name="P5"><text:span text:style-name="T2">2) </text:span><text:span text:style-name="T1">Message-ID: &lt;</text:span><text:a xlink:type="simple" xlink:href="mailto:1689837351.2998569.1568044304435@mail.yahoo.com" text:style-name="Internet_20_link" text:visited-style-name="Visited_20_Internet_20_Link">1689837351.2998569.1568044304435@mail.yahoo.com</text:a><text:span text:style-name="T1">&gt;</text:span></text:p>
      <text:p text:style-name="P5"><text:span text:style-name="T2">3) </text:span><text:span text:style-name="T1">Message-ID: &lt;</text:span><text:a xlink:type="simple" xlink:href="mailto:1gytrdd9837351.987987abs9.1568044304435@mail.widgets.com" text:style-name="Internet_20_link" text:visited-style-name="Visited_20_Internet_20_Link">1gytrdd9837351.987987abs9.1568044304435@mail.widgets.com</text:a><text:span text:style-name="T1">&gt;</text:span></text:p>
      <text:p text:style-name="P5"><text:span text:style-name="T2">4) </text:span><text:span text:style-name="T1">Message-ID: &lt;</text:span><text:a xlink:type="simple" xlink:href="mailto:404021289698796556000_11022028878758757117@jdq.hentersss.com" text:style-name="Internet_20_link" text:visited-style-name="Visited_20_Internet_20_Link">404021289698796556000_11022028878758757117@jdq.hentersss.com</text:a><text:span text:style-name="T1">&gt;</text:span></text:p>
      <text:p text:style-name="P6"><text:span text:style-name="T2">5) </text:span><text:span text:style-name="T1">Message-ID: &lt;</text:span><text:a xlink:type="simple" xlink:href="mailto:CACLG$52234Ygm1FNJZWXQc%3DdR-cv-jw+KRbRPf455BU6E-Xp_xDEA@mail.gmail.com" text:style-name="Internet_20_link" text:visited-style-name="Visited_20_Internet_20_Link">CACLG$52234Ygm1FNJZWXQc=dR-cv-jw+KRbRPf455BU6E-Xp_xDEA@mail.gmail.com</text:a><text:span text:style-name="T1">&gt;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"><text:span text:style-name="T2">Activity 3</text:span></text:p>
      <text:p text:style-name="P8"><text:span text:style-name="T2"/></text:p>
      <text:p text:style-name="P8"><text:span text:style-name="T2"/></text:p>
      <text:p text:style-name="P8"><text:span text:style-name="T2">-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Activity 4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Filter for http traffic <text:s/>- <text:s/>enter http is the filter bar at the top</text:span></text:p>
      <text:p text:style-name="P9"><text:span text:style-name="T2"/></text:p>
      <text:p text:style-name="P9"><text:soft-page-break/><text:span text:style-name="T2">Name resolution – Edit → Preferences → Name Resolution → Enable resolving network addresses</text:span></text:p>
      <text:p text:style-name="P4"><text:span text:style-name="T1"/></text:p>
      <text:p text:style-name="P4"><text:span text:style-name="T1"/></text:p>
      <text:p text:style-name="P10"><text:span text:style-name="T2">Part one</text:span></text:p>
      <text:p text:style-name="P15"><text:span text:style-name="T1"/></text:p>
      <text:p text:style-name="P15"><text:span text:style-name="T1"/></text:p>
      <text:p text:style-name="P5"><text:span text:style-name="T2">A)</text:span></text:p>
      <text:p text:style-name="P9"><text:span text:style-name="T2">1) What does HTTP stand for? <text:s text:c="2"/>- <text:s text:c="2"/>Hyper Text Transfer Protocol</text:span></text:p>
      <text:p text:style-name="P9"><text:span text:style-name="T2">2) Port number for HTTP? <text:s/>- <text:s/>80</text:span></text:p>
      <text:p text:style-name="P11"><text:span text:style-name="T9">3) Services that HTTP provides? <text:s/>- <text:s/></text:span><text:span text:style-name="T5">Is the service used for viewing web pages</text:span></text:p>
      <text:p text:style-name="P12"><text:span text:style-name="T9">4</text:span><text:span text:style-name="T8">) What layer does HTTP operate at? <text:s/>- <text:s/>Layer 7, Application Layer</text:span></text:p>
      <text:p text:style-name="P13"><text:span text:style-name="T10">5) </text:span><text:span text:style-name="T8">What website is being accessed? </text:span><text:span text:style-name="T10"><text:s/>- <text:s/>example.com</text:span></text:p>
      <text:p text:style-name="P13"><text:span text:style-name="T10">6) </text:span><text:span text:style-name="T8">What is the source port being used? </text:span><text:span text:style-name="T10"><text:s/>- <text:s/></text:span><text:span text:style-name="T12">58424 <text:s text:c="2"/>* This is the dynamic port range from NAT mapping</text:span></text:p>
      <text:p text:style-name="P13"><text:span text:style-name="T10">7) </text:span><text:span text:style-name="T8">What is the the port number range that this port is part of? <text:s/>- <text:s/>HTTP uses port 80, HTTPS uses port 443, can also use port 8080 or 8443</text:span></text:p>
      <text:p text:style-name="P13"><text:span text:style-name="T8"/></text:p>
      <text:p text:style-name="P13"><text:span text:style-name="T8"/></text:p>
      <text:p text:style-name="P13"><text:span text:style-name="T8">B)</text:span></text:p>
      <text:p text:style-name="P13"><text:span text:style-name="T8">1) What does this value represent? <text:s/>- <text:s/>The destination</text:span><text:span text:style-name="T10">s</text:span><text:span text:style-name="T8"> MAC address</text:span></text:p>
      <text:p text:style-name="P14"><text:span text:style-name="T10">2) Which OSI layer does this exist in? <text:s/>- <text:s/></text:span><text:span text:style-name="T11">Layer </text:span><text:span text:style-name="T12">2 – Physical</text:span></text:p>
      <text:p text:style-name="P14"><text:span text:style-name="T11">3) </text:span><text:span text:style-name="T12">What networking devices use MAC addresses <text:s/>- <text:s/>Switches and network interface controllers</text:span></text:p>
      <text:p text:style-name="P14"><text:span text:style-name="T11"/></text:p>
      <text:p text:style-name="P14"><text:span text:style-name="T11"/></text:p>
      <text:p text:style-name="P14"><text:span text:style-name="T8"><text:s/></text:span></text:p>
      <text:p text:style-name="P15"><text:span text:style-name="T8">Part two</text:span></text:p>
      <text:p text:style-name="P15"><text:span text:style-name="T8"/></text:p>
      <text:p text:style-name="P16"><text:span text:style-name="T8">A)</text:span></text:p>
      <text:p text:style-name="P14"><text:span text:style-name="T11">1) </text:span><text:span text:style-name="T8">What does ARP Stand for? </text:span><text:span text:style-name="T11"><text:s/>- <text:s/>Address resolution protocol</text:span></text:p>
      <text:p text:style-name="P14"><text:span text:style-name="T11">2) </text:span><text:span text:style-name="T8">What service does ARP provide? </text:span><text:span text:style-name="T11"><text:s/>- <text:s/>ARP finds the MAC address from its IP addresses</text:span></text:p>
      <text:p text:style-name="P14"><text:span text:style-name="T11">3) </text:span><text:span text:style-name="T8">Which OSI layer does ARP exist in? </text:span><text:span text:style-name="T11"><text:s/>- <text:s/>Layer 2 and 3, </text:span><text:span text:style-name="T12">most likely 2</text:span></text:p>
      <text:p text:style-name="P14"><text:span text:style-name="T11">4) </text:span><text:span text:style-name="T8">What type of networking request does ARP first make? </text:span><text:span text:style-name="T11"><text:s/>- <text:s/></text:span><text:span text:style-name="T4">It starts with the initiator sending an ARP Request</text:span><text:span text:style-name="T7"> </text:span><text:span text:style-name="T4">as a broadcast frame to the entire network.</text:span></text:p>
      <text:p text:style-name="P16"><text:span text:style-name="T11"/></text:p>
      <text:p text:style-name="P16"><text:span text:style-name="T11">B</text:span><text:span text:style-name="T8">)</text:span></text:p>
      <text:p text:style-name="P16"><text:span text:style-name="T8">1) </text:span><text:span text:style-name="T13">IP of device responding to broadcast request <text:s text:c="2"/>- <text:s/>10.0.0.32</text:span></text:p>
      <text:p text:style-name="P17"><text:span text:style-name="T8">2) What IP is device responding to <text:s/>- <text:s text:c="2"/>10.0.0.31</text:span></text:p>
      <text:p text:style-name="P18"><text:span text:style-name="T13">3) </text:span><text:span text:style-name="T8">Write out in simple terms what has taken place, describing the request and response</text:span></text:p>
      <text:p text:style-name="P18"><text:span text:style-name="T8"/></text:p>
      <text:p text:style-name="P18"><text:span text:style-name="T8"/></text:p>
      <text:h text:style-name="P2" text:outline-level="3"><text:span text:style-name="T8">Part Three: DHCP</text:span></text:h>
      <text:p text:style-name="Text_20_body">Continue viewing the same PCAP.</text:p>
      <text:list xml:id="list1837187046" text:style-name="L1">
        <text:list-item>
          <text:p text:style-name="P20">Filter for DHCP traffic.</text:p>
        </text:list-item>
        <text:list-item>
          <text:p text:style-name="P20">There should be four DHCP packets.</text:p>
        </text:list-item>
      </text:list>
      <text:p text:style-name="Text_20_body">A. Answer the following questions on DHCP:</text:p>
      <text:list xml:id="list154432410" text:style-name="L2">
        <text:list-item>
          <text:p text:style-name="P21">What does DHCP stand for? <text:s text:c="2"/><text:span text:style-name="T14">Dynamic Host Configuration Protocol</text:span></text:p>
        </text:list-item>
        <text:list-item>
          <text:p text:style-name="P21">What service does DHCP provide? <text:s/><text:span text:style-name="T14">Leases dynamic IP addresses to clients on a network</text:span></text:p>
        </text:list-item>
        <text:list-item>
          <text:p text:style-name="P21">Which OSI layer does DHCP exist in? <text:s/><text:span text:style-name="T14">Layer 7</text:span></text:p>
        </text:list-item>
        <text:list-item>
          <text:p text:style-name="P21"><text:soft-page-break/>What are the four steps of DHCP? <text:s/><text:span text:style-name="T14">Discover, Offer, Request, Ackknowledge</text:span></text:p>
        </text:list-item>
      </text:list>
      <text:p text:style-name="Text_20_body">B. Use a filter to view the DHCP Discover, and answer the following questions on that packet:</text:p>
      <text:list xml:id="list4106898425" text:style-name="L3">
        <text:list-item>
          <text:p text:style-name="P22">What is the original source IP? <text:s/><text:span text:style-name="T14">0.0.0.0</text:span></text:p>
        </text:list-item>
        <text:list-item>
          <text:p text:style-name="P22">Why does it have that value? <text:s text:c="2"/><text:span text:style-name="T14">Hasnt being assigned IP address yet</text:span></text:p>
        </text:list-item>
        <text:list-item>
          <text:p text:style-name="P22">What is the original destination IP? <text:s/><text:span text:style-name="T14">255.255.255.255</text:span></text:p>
        </text:list-item>
        <text:list-item>
          <text:p text:style-name="P22">What does that value signify? <text:span text:style-name="T14">Broadcast request</text:span></text:p>
        </text:list-item>
      </text:list>
      <text:p text:style-name="Text_20_body">C. Use a filter to view the DHCP ACK, and answer the following questions on that packet.</text:p>
      <text:list xml:id="list3680821071" text:style-name="L4">
        <text:list-item>
          <text:p text:style-name="P23">Explain in simple terms what is happening in this packet. <text:s/>– <text:s/><text:span text:style-name="T14">Device acknowledges IP address</text:span></text:p>
        </text:list-item>
        <text:list-item>
          <text:p text:style-name="P23">Define the term "DHCP lease." <text:s/>IP address leased to client.</text:p>
        </text:list-item>
        <text:list-item>
          <text:p text:style-name="P23">What is the DHCP lease time provided in this packet? <text:s/>7 days</text:p>
        </text:list-item>
      </text:list>
      <text:h text:style-name="Heading_20_3" text:outline-level="3"><text:bookmark text:name="user-content-part-four-tcp-and-udp"/>Part Four: TCP and UDP</text:h>
      <text:p text:style-name="Text_20_body">Continue viewing the same PCAP.</text:p>
      <text:list xml:id="list2758745923" text:style-name="L5">
        <text:list-item>
          <text:p text:style-name="P24">Filter for the following IP Address: <text:span text:style-name="Source_20_Text">185.42.236.155</text:span>.</text:p>
        </text:list-item>
        <text:list-item>
          <text:p text:style-name="P24">There should be five packets.</text:p>
        </text:list-item>
      </text:list>
      <text:p text:style-name="Text_20_body">A. Answer the following questions on TCP:</text:p>
      <text:list xml:id="list100729520" text:style-name="L6">
        <text:list-item>
          <text:p text:style-name="P25">What does TCP stand for? <text:s/>Transmission control protocol</text:p>
        </text:list-item>
        <text:list-item>
          <text:p text:style-name="P25">Is TCP connection-oriented or connection-less? <text:s/><text:span text:style-name="T6">connection-oriented, whereas the User Datagram Protocol (UDP) is connectionless</text:span></text:p>
        </text:list-item>
        <text:list-item>
          <text:p text:style-name="P25">Which OSI layer does TCP exist in? </text:p>
        </text:list-item>
        <text:list-item>
          <text:p text:style-name="P25">What are the steps in a TCP connection?</text:p>
        </text:list-item>
        <text:list-item>
          <text:p text:style-name="P25">What are the steps in a TCP termination?</text:p>
        </text:list-item>
        <text:list-item>
          <text:p text:style-name="P25">What steps appear in the packets displayed?</text:p>
        </text:list-item>
        <text:list-item>
          <text:p text:style-name="P25">What type of activity/protocol is TCP establishing a connection for?</text:p>
        </text:list-item>
        <text:list-item>
          <text:p text:style-name="P25">What is the website name being accessed after the TCP connection?</text:p>
        </text:list-item>
      </text:list>
      <text:p text:style-name="Text_20_body">B. Answer the following questions on UDP:</text:p>
      <text:list xml:id="list951286242" text:style-name="L7">
        <text:list-item>
          <text:p text:style-name="P26">What does UDP stand for?</text:p>
        </text:list-item>
        <text:list-item>
          <text:p text:style-name="P26">Is UDP Connection oriented or connection-less?</text:p>
        </text:list-item>
        <text:list-item>
          <text:p text:style-name="P26">What type of services would UDP provide a benefit for?</text:p>
        </text:list-item>
      </text:list>
      <text:h text:style-name="Heading_20_3" text:outline-level="3"><text:bookmark text:name="user-content-part-five-network-devices-topologies-and-routing"/>Part Five: Network Devices, Topologies, and Routing</text:h>
      <text:p text:style-name="Text_20_body">Open <text:a xlink:type="simple" xlink:href="../../../../../../../the-university-of-western-australia/waus-perth-cyber-pt-10-2020-u-c/master/../../../resources/reviewdoc.pdf" text:style-name="Internet_20_link" text:visited-style-name="Visited_20_Internet_20_Link">reviewdoc.pdf</text:a> and answer the following questions:</text:p>
      <text:list xml:id="list145928971" text:style-name="L8">
        <text:list-item>
          <text:p text:style-name="P27"><text:span text:style-name="Strong_20_Emphasis">Topologies</text:span></text:p>
          <text:list>
            <text:list-item>
              <text:p text:style-name="P27"><text:soft-page-break/>What are the Topologies for A, B, C?</text:p>
            </text:list-item>
            <text:list-item>
              <text:p text:style-name="P27">What are the advantages and disadvantages for each?</text:p>
            </text:list-item>
          </text:list>
        </text:list-item>
        <text:list-item>
          <text:p text:style-name="P27"><text:span text:style-name="Strong_20_Emphasis">Network Devices</text:span></text:p>
          <text:list>
            <text:list-item>
              <text:p text:style-name="P27">In the network devices illustration, what are numbers one through four?</text:p>
            </text:list-item>
            <text:list-item>
              <text:p text:style-name="P27">What does the dashed line represent in number five?</text:p>
            </text:list-item>
            <text:list-item>
              <text:p text:style-name="P27">What is a load balancer?</text:p>
            </text:list-item>
            <text:list-item>
              <text:p text:style-name="P27">Where would you place a load balancer?</text:p>
            </text:list-item>
          </text:list>
        </text:list-item>
        <text:list-item>
          <text:p text:style-name="P27"><text:span text:style-name="Strong_20_Emphasis">Network Routing</text:span></text:p>
          <text:list>
            <text:list-item>
              <text:p text:style-name="P27">Which routing protocols use distance as criteria?</text:p>
            </text:list-item>
            <text:list-item>
              <text:p text:style-name="P27">Which routing protocols use speed as criteria?</text:p>
            </text:list-item>
            <text:list-item>
              <text:p text:style-name="P27">Using the shortest number of hops, determine the shortest path from A to O.</text:p>
            </text:list-item>
            <text:list-item>
              <text:p text:style-name="P27">Using the least time, determine the shortest path from A to O.</text:p>
            </text:list-item>
          </text:list>
        </text:list-item>
      </text:list>
      <text:h text:style-name="Heading_20_3" text:outline-level="3"><text:bookmark text:name="user-content-part-six-network-addressing"/>Part Six: Network Addressing:</text:h>
      <text:p text:style-name="Text_20_body">Answer the following questions.</text:p>
      <text:list xml:id="list4149277178" text:style-name="L9">
        <text:list-item>
          <text:p text:style-name="P28">Define binary.</text:p>
        </text:list-item>
        <text:list-item>
          <text:p text:style-name="P28">What are the two binary states?</text:p>
        </text:list-item>
        <text:list-item>
          <text:p text:style-name="P28">What are IP addresses used for?</text:p>
        </text:list-item>
        <text:list-item>
          <text:p text:style-name="P28">What are the two primary versions of IP addresses?</text:p>
        </text:list-item>
        <text:list-item>
          <text:p text:style-name="P28">How many octects are in a IPV4 address?</text:p>
        </text:list-item>
        <text:list-item>
          <text:p text:style-name="P28">Use a web tool to determine the IP of the following binary representation: <text:span text:style-name="Source_20_Text">11000000.10101000.00100000.00101011</text:span></text:p>
        </text:list-item>
        <text:list-item>
          <text:p text:style-name="P28">What is the difference between primary and public IP addresses?</text:p>
        </text:list-item>
        <text:list-item>
          <text:p text:style-name="P28">What is CIDR?</text:p>
        </text:list-item>
        <text:list-item>
          <text:p text:style-name="P28">What is the range of IP addresses in: <text:span text:style-name="Source_20_Text">192.18.65.0/24</text:span>?</text:p>
        </text:list-item>
      </text:list>
      <text:p text:style-name="P18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h text:style-name="P1" text:outline-level="2"><text:span text:style-name="T8">Activity File: Networking Attacks Review</text:span></text:h>
      <text:h text:style-name="Heading_20_3" text:outline-level="3"><text:bookmark text:name="user-content-part-one-arp-attacks"/>Part One: ARP Attacks</text:h>
      <text:p text:style-name="Text_20_body">Open the <text:a xlink:type="simple" xlink:href="../../../../../../../the-university-of-western-australia/waus-perth-cyber-pt-10-2020-u-c/blob/master/1-Lesson-Plans/09-Networking-Fundamentals-II-and-CTF-Review/2/Resources/network_attack_review.pcap" text:style-name="Internet_20_link" text:visited-style-name="Visited_20_Internet_20_Link">network_attack_review.pcap</text:a>.</text:p>
      <text:list xml:id="list584278663" text:style-name="L10">
        <text:list-item>
          <text:p text:style-name="P29"><text:soft-page-break/>Filter by ARP packets.</text:p>
        </text:list-item>
        <text:list-item>
          <text:p text:style-name="P29">Review the packets captured, and explain in simple terms what is taking place in each of the three packets. <text:s text:c="2"/>- <text:s/>ARP broadcast to find the MAC address of an IP. <text:s/>Response given indicates two different MAC addresses for the given IP</text:p>
        </text:list-item>
        <text:list-item>
          <text:p text:style-name="P29">What type of attack is this? <text:s/>ARP spoofing attack</text:p>
        </text:list-item>
        <text:list-item>
          <text:p text:style-name="P29">What is the MAC address of the good device? 00:50:56:f9:f5:54</text:p>
        </text:list-item>
        <text:list-item>
          <text:p text:style-name="P29">What is the MAC address of the hacker's device? <text:span text:style-name="T15">Ends in </text:span>b1</text:p>
        </text:list-item>
        <text:list-item>
          <text:p text:style-name="P29">What negative impact might this type of attack have? <text:s/><text:span text:style-name="T15">The response will go to spoofed device</text:span></text:p>
        </text:list-item>
      </text:list>
      <text:h text:style-name="Heading_20_3" text:outline-level="3"><text:bookmark text:name="user-content-part-two-dhcp-attacks"/>Part Two: DHCP Attacks</text:h>
      <text:p text:style-name="Text_20_body">Continue in the same PCAP.</text:p>
      <text:list xml:id="list3426593838" text:style-name="L11">
        <text:list-item>
          <text:p text:style-name="P30">Filter by DHCP packets.</text:p>
        </text:list-item>
        <text:list-item>
          <text:p text:style-name="P30">Review the packets captured, and explain in simple terms what is taking place.</text:p>
        </text:list-item>
        <text:list-item>
          <text:p text:style-name="P30">What type of attack is this? <text:span text:style-name="T15">DHCP starvation attack<text:tab/></text:span></text:p>
        </text:list-item>
        <text:list-item>
          <text:p text:style-name="P30">Why is the destination IP <text:span text:style-name="Source_20_Text">255.255.255.255</text:span> for all packets? <text:span text:style-name="T15">This is the broadcast address, to all devices</text:span></text:p>
        </text:list-item>
        <text:list-item>
          <text:p text:style-name="P30">What negative impact might this type of attack have? <text:span text:style-name="T15">New devices cant connect</text:span></text:p>
        </text:list-item>
      </text:list>
      <text:h text:style-name="Heading_20_3" text:outline-level="3"><text:bookmark text:name="user-content-part-three-tcp-attacks"/>Part Three: TCP Attacks</text:h>
      <text:p text:style-name="Text_20_body">Continue in the same PCAP.</text:p>
      <text:list xml:id="list3519674315" text:style-name="L12">
        <text:list-item>
          <text:p text:style-name="P31">Filter by TCP packets.</text:p>
        </text:list-item>
        <text:list-item>
          <text:p text:style-name="P31">Review the packets captured, and explain in simple terms what is taking place.</text:p>
        </text:list-item>
        <text:list-item>
          <text:p text:style-name="P31">What type of attack is this? <text:span text:style-name="T15">SYN packet scan, checking to see what ports are open</text:span></text:p>
        </text:list-item>
        <text:list-item>
          <text:p text:style-name="P31">Is this type of activity always an attack? In other words, can a security professional benefit from what is taking place? <text:s/><text:span text:style-name="T15">Yes, checking what ports are open</text:span></text:p>
        </text:list-item>
        <text:list-item>
          <text:p text:style-name="P31">What negative impact might this type of attack have? <text:span text:style-name="T15">Shows open ports that could be attacked</text:span></text:p>
        </text:list-item>
      </text:list>
      <text:h text:style-name="Heading_20_3" text:outline-level="3"><text:bookmark text:name="user-content-part-four-wireless-attacks"/>Part Four: Wireless Attacks</text:h>
      <text:p text:style-name="Text_20_body">Answer the following questions:</text:p>
      <text:list xml:id="list3558015589" text:style-name="L13">
        <text:list-item>
          <text:p text:style-name="P32">What are the different security types available for Wireless communications? List them in order from least to most secure. <text:s/><text:span text:style-name="T15">WEP, WPA, WPA2</text:span></text:p>
        </text:list-item>
        <text:list-item>
          <text:p text:style-name="P32">What is 802.11? <text:span text:style-name="T15">Standard for wireless network devices. Different versions exist. </text:span></text:p>
        </text:list-item>
        <text:list-item>
          <text:p text:style-name="P32">What is an SSID? <text:span text:style-name="T16">Identifier, the name of the network</text:span></text:p>
        </text:list-item>
        <text:list-item>
          <text:p text:style-name="P32">What is the name of the the signal a WAP sends out identifying its SSID? <text:s/><text:span text:style-name="T16">Beacon</text:span></text:p>
        </text:list-item>
        <text:list-item>
          <text:p text:style-name="P32"><text:soft-page-break/>If a user has WEP encrypted wireless, what is a potential negative outcome? <text:s/><text:span text:style-name="T16">Easy to exploit, 10000 packets</text:span></text:p>
        </text:list-item>
      </text:list>
      <text:h text:style-name="Heading_20_3" text:outline-level="3"><text:bookmark text:name="user-content-part-five-email-attacks"/>Part Five: Email Attacks</text:h>
      <text:p text:style-name="Text_20_body">Open <text:a xlink:type="simple" xlink:href="../../../../../../../the-university-of-western-australia/waus-perth-cyber-pt-10-2020-u-c/blob/master/1-Lesson-Plans/09-Networking-Fundamentals-II-and-CTF-Review/2/Resources/email_reviews.pdf" text:style-name="Internet_20_link" text:visited-style-name="Visited_20_Internet_20_Link">email_reviews.pdf</text:a>.</text:p>
      <text:list xml:id="list3206759548" text:style-name="L14">
        <text:list-item>
          <text:p text:style-name="P33">Review the two emails and their headers and determine if the emails are legitimate or spoofed.</text:p>
        </text:list-item>
        <text:list-item>
          <text:p text:style-name="P33">Document your findings and summarize why you believe the emails are legitimate or spoofed.</text:p>
        </text:list-item>
      </text:list>
      <text:p text:style-name="P13"><text:span text:style-name="T8"/></text:p>
      <text:p text:style-name="P19"><text:span text:style-name="T8">First one is good, second one is bad, SPF failed</text:span></text:p>
      <text:p text:style-name="P13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5T19:07:02.370000000</meta:creation-date>
    <dc:date>2021-01-05T21:09:39.158000000</dc:date>
    <meta:editing-duration>PT21M19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6" meta:paragraph-count="147" meta:word-count="1339" meta:character-count="8158" meta:non-whitespace-character-count="6959"/>
  </office:meta>
</office:document-meta>
</file>